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Alfabetycznie.$A$1" table:cell-range-address="#REF!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0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"/>
              <table:filter-condition table:field-number="5" table:data-type="number" table:value="25" table:operator="&gt;"/>
              <table:filter-condition table:field-number="6" table:data-type="number" table:value="25" table:operator="&gt;"/>
            </table:filter-and>
          </table:filter>
          <table:sort table:target-range-address="Egzaminy.A1"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9:14.9251513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5:29.113573681</dc:date>
    <meta:generator>LibreOffice/5.4.2.2$Linux_X86_64 LibreOffice_project/40m0$Build-2</meta:generator>
    <meta:editing-duration>PT15M51S</meta:editing-duration>
    <meta:editing-cycles>7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